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.17cm" svg:height="8.987cm" svg:x="10.543cm" svg:y="17.632cm">
            <draw:object draw:notify-on-update-of-ranges="Лист1.A29:Лист1.A33 Лист1.A27:Лист1.A27 Лист1.B29:Лист1.B33 Лист1.D29:Лист1.D31 Лист1.D27:Лист1.D27 Лист1.E29:Лист1.E31 Лист1.G29:Лист1.G31 Лист1.G27:Лист1.G27 Лист1.H29:Лист1.H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1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1 = 8,71 m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2 = 7,52 mm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Частота = 1.14834 МГц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микрометр реверснут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цена деления мквинта = 4 мкм</text:p>
          </table:table-cell>
          <table:table-cell/>
          <table:table-cell office:value-type="string" calcext:value-type="string">
            <text:p>надо потом умножить значения в таблице на 0,4 (один полный круг 0,4 мм)</text:p>
          </table:table-cell>
          <table:table-cell table:number-columns-repeated="5"/>
          <table:table-cell office:value-type="string" calcext:value-type="string">
            <text:p>максимумы слева направо (от минус 2 до 2)</text:p>
          </table:table-cell>
        </table:table-row>
        <table:table-row table:style-name="ro1">
          <table:table-cell office:value-type="string" calcext:value-type="string">
            <text:p>част. MHz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4834</text:p>
          </table:table-cell>
          <table:table-cell office:value-type="float" office:value="7.89" calcext:value-type="float">
            <text:p>7,89</text:p>
          </table:table-cell>
          <table:table-cell office:value-type="float" office:value="8.08" calcext:value-type="float">
            <text:p>8,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206</text:p>
          </table:table-cell>
          <table:table-cell office:value-type="float" office:value="7.61" calcext:value-type="float">
            <text:p>7,61</text:p>
          </table:table-cell>
          <table:table-cell office:value-type="float" office:value="8.08" calcext:value-type="float">
            <text:p>8,08</text:p>
          </table:table-cell>
          <table:table-cell office:value-type="float" office:value="8.46" calcext:value-type="float">
            <text:p>8,46</text:p>
          </table:table-cell>
          <table:table-cell office:value-type="float" office:value="8.84" calcext:value-type="float">
            <text:p>8,84</text:p>
          </table:table-cell>
          <table:table-cell office:value-type="float" office:value="9.26" calcext:value-type="float">
            <text:p>9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45</text:p>
          </table:table-cell>
          <table:table-cell office:value-type="float" office:value="7.68" calcext:value-type="float">
            <text:p>7,68</text:p>
          </table:table-cell>
          <table:table-cell office:value-type="float" office:value="8.29" calcext:value-type="float">
            <text:p>8,29</text:p>
          </table:table-cell>
          <table:table-cell office:value-type="float" office:value="8.57" calcext:value-type="float">
            <text:p>8,57</text:p>
          </table:table-cell>
          <table:table-cell office:value-type="float" office:value="8.77" calcext:value-type="float">
            <text:p>8,77</text:p>
          </table:table-cell>
          <table:table-cell office:value-type="float" office:value="9.2" calcext:value-type="float">
            <text:p>9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47</text:p>
          </table:table-cell>
          <table:table-cell office:value-type="float" office:value="8.05" calcext:value-type="float">
            <text:p>8,05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517</text:p>
          </table:table-cell>
          <table:table-cell office:value-type="float" office:value="7.6" calcext:value-type="float">
            <text:p>7,6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9.3" calcext:value-type="float">
            <text:p>9,3</text:p>
          </table:table-cell>
          <table:table-cell office:value-type="float" office:value="9.43" calcext:value-type="float">
            <text:p>9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ункт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казания микрометра 5,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алибровка шкалы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иллиметровых делений пластинки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 окуляре: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расстояние</text:p>
          </table:table-cell>
          <table:table-cell office:value-type="string" calcext:value-type="string">
            <text:p>Кол-во полос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Опыт 1</text:p>
          </table:table-cell>
          <table:table-cell table:number-columns-repeated="2"/>
          <table:table-cell office:value-type="string" calcext:value-type="string">
            <text:p>Опыт 2</text:p>
          </table:table-cell>
          <table:table-cell table:number-columns-repeated="2"/>
          <table:table-cell office:value-type="string" calcext:value-type="string">
            <text:p>Опыт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,115 МГц</text:p>
          </table:table-cell>
          <table:table-cell table:number-columns-repeated="2"/>
          <table:table-cell office:value-type="string" calcext:value-type="string">
            <text:p>1,477 МГц</text:p>
          </table:table-cell>
          <table:table-cell table:number-columns-repeated="2"/>
          <table:table-cell office:value-type="string" calcext:value-type="string">
            <text:p>2,106 МГ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_m, мк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_m, мкм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x_m, мкм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0" calcext:value-type="float">
            <text:p>144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19:36:21.1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14:32:41.534000000</meta:creation-date>
    <meta:generator>LibreOffice/7.1.0.3$Windows_X86_64 LibreOffice_project/f6099ecf3d29644b5008cc8f48f42f4a40986e4c</meta:generator>
    <dc:date>2022-05-17T19:57:39.681000000</dc:date>
    <meta:editing-duration>PT6M24S</meta:editing-duration>
    <meta:editing-cycles>3</meta:editing-cycles>
    <meta:document-statistic meta:table-count="1" meta:cell-count="8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3" chart:maximum="3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1400" chart:maximum="21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171cm" svg:height="8.988cm" xlink:href=".." xlink:type="simple" chart:class="chart:scatter" chart:style-name="ch1">
        <chart:title svg:x="3.337cm" svg:y="0.1cm" chart:style-name="ch2">
          <text:p>Зависимость координаты максимума от порядка</text:p>
        </chart:title>
        <chart:legend chart:legend-position="end" svg:x="15.717cm" svg:y="0.3cm" style:legend-expansion="custom" svg:width="2.845cm" svg:height="8.194cm" style:legend-expansion-aspect-ratio="0.347205272150354" chart:style-name="ch3"/>
        <chart:plot-area chart:style-name="ch4" table:cell-range-address="Лист1.A29:Лист1.B33 Лист1.A27:Лист1.A27 Лист1.D27:Лист1.D27 Лист1.E29:Лист1.E31 Лист1.G27:Лист1.G27 Лист1.H29:Лист1.H31" chart:data-source-has-labels="row" svg:x="0.716cm" svg:y="0.985cm" svg:width="14.692cm" svg:height="7.089cm">
          <chart:coordinate-region svg:x="0.875cm" svg:y="1.187cm" svg:width="14.436cm" svg:height="6.234cm"/>
          <chart:axis chart:dimension="x" chart:name="primary-x" chart:style-name="ch5">
            <chart:title svg:x="5.288cm" svg:y="8.074cm" chart:style-name="ch6">
              <text:p>порядок дифракционного максимума, m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66cm" svg:y="7.829cm" chart:style-name="ch10">
              <text:p>координата дифракционного максимума, x_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B29:Лист1.B33" chart:label-cell-address="Лист1.A27:Лист1.A27" chart:class="chart:scatter">
            <chart:domain table:cell-range-address="Лист1.A29:Лист1.A33"/>
            <chart:regression-curve chart:style-name="ch12">
              <chart:equation chart:display-equation="true" chart:display-r-square="false" svg:x="2.198cm" svg:y="3.908cm"/>
            </chart:regression-curve>
            <chart:data-point/>
            <chart:data-point chart:style-name="ch13"/>
            <chart:data-point chart:repeated="3"/>
          </chart:series>
          <chart:series chart:style-name="ch14" chart:values-cell-range-address="Лист1.E29:Лист1.E31" chart:label-cell-address="Лист1.D27:Лист1.D27" chart:class="chart:scatter">
            <chart:domain table:cell-range-address="Лист1.D29:Лист1.D31"/>
            <chart:regression-curve chart:style-name="ch15">
              <chart:equation chart:display-equation="true" chart:display-r-square="false" svg:x="8.328cm" svg:y="3.134cm"/>
            </chart:regression-curve>
            <chart:data-point chart:repeated="3"/>
          </chart:series>
          <chart:series chart:style-name="ch16" chart:values-cell-range-address="Лист1.H29:Лист1.H31" chart:label-cell-address="Лист1.G27:Лист1.G27" chart:class="chart:scatter">
            <chart:domain table:cell-range-address="Лист1.G29:Лист1.G31"/>
            <chart:regression-curve chart:style-name="ch17">
              <chart:equation chart:display-equation="true" chart:display-r-square="false" svg:x="8.925cm" svg:y="1.731cm"/>
            </chart:regression-curve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1,115 МГц</text:p>
                <draw:g>
                  <svg:desc>Лист1.A27:Лист1.A27</svg:desc>
                </draw:g>
              </table:table-cell>
              <table:table-cell office:value-type="string">
                <text:p>Столбец D</text:p>
              </table:table-cell>
              <table:table-cell office:value-type="string">
                <text:p>1,477 МГц</text:p>
                <draw:g>
                  <svg:desc>Лист1.D27:Лист1.D27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2,106 МГц</text:p>
                <draw:g>
                  <svg:desc>Лист1.G27:Лист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1.A29:Лист1.A33</svg:desc>
                </draw:g>
              </table:table-cell>
              <table:table-cell office:value-type="float" office:value="1980">
                <text:p>1980</text:p>
                <draw:g>
                  <svg:desc>Лист1.B29:Лист1.B33</svg:desc>
                </draw:g>
              </table:table-cell>
              <table:table-cell office:value-type="float" office:value="-1">
                <text:p>-1</text:p>
                <draw:g>
                  <svg:desc>Лист1.D29:Лист1.D31</svg:desc>
                </draw:g>
              </table:table-cell>
              <table:table-cell office:value-type="float" office:value="1900">
                <text:p>1900</text:p>
                <draw:g>
                  <svg:desc>Лист1.E29:Лист1.E31</svg:desc>
                </draw:g>
              </table:table-cell>
              <table:table-cell office:value-type="float" office:value="-1">
                <text:p>-1</text:p>
                <draw:g>
                  <svg:desc>Лист1.G29:Лист1.G31</svg:desc>
                </draw:g>
              </table:table-cell>
              <table:table-cell office:value-type="float" office:value="1980">
                <text:p>1980</text:p>
                <draw:g>
                  <svg:desc>Лист1.H29:Лист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20">
                <text:p>172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